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20000001B31FB739D5CEB3BEC5.png" manifest:media-type="image/png"/>
  <manifest:file-entry manifest:full-path="Pictures/100002010000022500000141B21C32E50294AC5D.png" manifest:media-type="image/png"/>
  <manifest:file-entry manifest:full-path="Pictures/100000000000023A0000011D613BA89C610C15C8.jpg" manifest:media-type="image/jpeg"/>
  <manifest:file-entry manifest:full-path="Pictures/1000000000000100000001A8C9D1E2881D0293A8.jpg" manifest:media-type="image/jpeg"/>
  <manifest:file-entry manifest:full-path="Pictures/100000000000032000000258EF393882C9C9C79A.jpg" manifest:media-type="image/jpeg"/>
  <manifest:file-entry manifest:full-path="Pictures/100000000000013E0000013F4A57FC30BBA73CC2.jpg" manifest:media-type="image/jpeg"/>
  <manifest:file-entry manifest:full-path="Pictures/1000000000000313000001F477D24F0999A3DB55.jpg" manifest:media-type="image/jpeg"/>
  <manifest:file-entry manifest:full-path="Pictures/1000000000000258000000FE9875FF447E88C3C2.jpg" manifest:media-type="image/jpeg"/>
  <manifest:file-entry manifest:full-path="Pictures/100002010000046300000037EF75A705F3CDC6CD.png" manifest:media-type="image/png"/>
  <manifest:file-entry manifest:full-path="Pictures/10000000000002730000022089BA3C0A438596E4.jpg" manifest:media-type="image/jpeg"/>
  <manifest:file-entry manifest:full-path="Pictures/1000000000000225000001F48734AA28FAF5597E.jpg" manifest:media-type="image/jpeg"/>
  <manifest:file-entry manifest:full-path="Pictures/10000000000007D0000001A0219DB2B8D569C684.jpg" manifest:media-type="image/jpeg"/>
  <manifest:file-entry manifest:full-path="Pictures/10000000000000F800000077F3E9966423F6AC84.jpg" manifest:media-type="image/jpeg"/>
  <manifest:file-entry manifest:full-path="Pictures/10000000000006DA00000175B3E25E874B6FDEC7.jpg" manifest:media-type="image/jpeg"/>
  <manifest:file-entry manifest:full-path="Pictures/10000000000003E8000002E16B1E3B3B7F3066FB.jpg" manifest:media-type="image/jpeg"/>
  <manifest:file-entry manifest:full-path="Pictures/100000F200007411000005A6EE5ADEC4E30AB108.wmf" manifest:media-type="image/x-wmf"/>
  <manifest:file-entry manifest:full-path="Pictures/1000020100000145000000E1409876899514C846.png" manifest:media-type="image/png"/>
  <manifest:file-entry manifest:full-path="Pictures/100002010000017A000001F4B4A92D35BA69B3FE.png" manifest:media-type="image/png"/>
  <manifest:file-entry manifest:full-path="Pictures/10000000000003B4000002A34177A04D9AB0BF2F.jpg" manifest:media-type="image/jpeg"/>
  <manifest:file-entry manifest:full-path="Pictures/10000201000001D5000002C6114BD20781481CE9.png" manifest:media-type="image/png"/>
  <manifest:file-entry manifest:full-path="Pictures/1000000000000214000002042F37B05C5A3CEE7E.jpg" manifest:media-type="image/jpeg"/>
  <manifest:file-entry manifest:full-path="Pictures/10000000000001F40000010E6C92F5D41FC0959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Lohit Devanagari1" svg:font-family="'Lohit Devanagari'" style:font-pitch="variable"/>
    <style:font-face style:name="Source Han Sans CN1" svg:font-family="'Source Han Sans CN'" style:font-pitch="variable"/>
    <style:font-face style:name="ARial" svg:font-family="ARial" style:font-family-generic="roma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Embedded und IoT-Devices im Alltag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4.293cm" svg:height="3.726cm" svg:x="6.687cm" svg:y="6.157cm">
          <draw:image xlink:href="Pictures/10000000000002730000022089BA3C0A438596E4.jpg" xlink:type="simple" xlink:show="embed" xlink:actuate="onLoad" loext:mime-type="image/jpeg">
            <text:p/>
          </draw:image>
        </draw:frame>
        <draw:frame draw:style-name="gr1" draw:text-style-name="P1" draw:layer="layout" svg:width="3.673cm" svg:height="4.858cm" svg:x="0.287cm" svg:y="2.957cm">
          <draw:image xlink:href="Pictures/100002010000017A000001F4B4A92D35BA69B3FE.png" xlink:type="simple" xlink:show="embed" xlink:actuate="onLoad" loext:mime-type="image/png">
            <text:p/>
          </draw:image>
        </draw:frame>
        <draw:frame draw:style-name="gr1" draw:text-style-name="P1" draw:layer="layout" svg:width="5.58cm" svg:height="5.411cm" svg:x="0.72cm" svg:y="12.867cm">
          <draw:image xlink:href="Pictures/1000000000000214000002042F37B05C5A3CEE7E.jpg" xlink:type="simple" xlink:show="embed" xlink:actuate="onLoad" loext:mime-type="image/jpeg">
            <text:p/>
          </draw:image>
        </draw:frame>
        <draw:frame draw:style-name="gr1" draw:text-style-name="P1" draw:layer="layout" svg:width="4.769cm" svg:height="3.515cm" svg:x="12.266cm" svg:y="1.117cm">
          <draw:image xlink:href="Pictures/10000000000003E8000002E16B1E3B3B7F3066FB.jpg" xlink:type="simple" xlink:show="embed" xlink:actuate="onLoad" loext:mime-type="image/jpeg">
            <text:p/>
          </draw:image>
        </draw:frame>
        <draw:frame draw:style-name="gr1" draw:text-style-name="P1" draw:layer="layout" svg:width="4.938cm" svg:height="3.42cm" svg:x="22.782cm" svg:y="9.377cm">
          <draw:image xlink:href="Pictures/1000020100000145000000E1409876899514C846.png" xlink:type="simple" xlink:show="embed" xlink:actuate="onLoad" loext:mime-type="image/png">
            <text:p/>
          </draw:image>
        </draw:frame>
        <draw:frame draw:style-name="gr1" draw:text-style-name="P1" draw:layer="layout" svg:width="6.84cm" svg:height="6.229cm" svg:x="24.12cm" svg:y="0.925cm">
          <draw:image xlink:href="Pictures/1000000000000225000001F48734AA28FAF5597E.jpg" xlink:type="simple" xlink:show="embed" xlink:actuate="onLoad" loext:mime-type="image/jpeg">
            <text:p/>
          </draw:image>
        </draw:frame>
        <draw:frame draw:style-name="gr2" draw:text-style-name="P1" draw:layer="layout" svg:width="7.943cm" svg:height="4.289cm" svg:x="-1.44cm" svg:y="8.028cm">
          <draw:image xlink:href="Pictures/10000000000001F40000010E6C92F5D41FC0959D.jpg" xlink:type="simple" xlink:show="embed" xlink:actuate="onLoad" loext:mime-type="image/jpeg">
            <text:p/>
          </draw:image>
        </draw:frame>
        <draw:frame draw:style-name="gr1" draw:text-style-name="P1" draw:layer="layout" svg:width="13.419cm" svg:height="2.79cm" svg:x="7.92cm" svg:y="15.307cm">
          <draw:image xlink:href="Pictures/10000000000007D0000001A0219DB2B8D569C684.jpg" xlink:type="simple" xlink:show="embed" xlink:actuate="onLoad" loext:mime-type="image/jpeg">
            <text:p/>
          </draw:image>
        </draw:frame>
        <draw:frame draw:style-name="gr1" draw:text-style-name="P1" draw:layer="layout" svg:width="3.23cm" svg:height="3.24cm" svg:x="7.75cm" svg:y="10.998cm">
          <draw:image xlink:href="Pictures/100000000000013E0000013F4A57FC30BBA73CC2.jpg" xlink:type="simple" xlink:show="embed" xlink:actuate="onLoad" loext:mime-type="image/jpeg">
            <text:p/>
          </draw:image>
        </draw:frame>
        <draw:frame draw:style-name="gr1" draw:text-style-name="P1" draw:layer="layout" svg:width="10.741cm" svg:height="4.547cm" svg:x="11.16cm" svg:y="5.899cm">
          <draw:image xlink:href="Pictures/1000000000000258000000FE9875FF447E88C3C2.jpg" xlink:type="simple" xlink:show="embed" xlink:actuate="onLoad" loext:mime-type="image/jpeg">
            <text:p/>
          </draw:image>
        </draw:frame>
        <draw:frame draw:style-name="gr1" draw:text-style-name="P1" draw:layer="layout" svg:width="6.48cm" svg:height="4.86cm" svg:x="21.24cm" svg:y="13.417cm">
          <draw:image xlink:href="Pictures/100000000000032000000258EF393882C9C9C79A.jpg" xlink:type="simple" xlink:show="embed" xlink:actuate="onLoad" loext:mime-type="image/jpeg">
            <text:p/>
          </draw:image>
        </draw:frame>
        <draw:frame draw:style-name="gr1" draw:text-style-name="P1" draw:layer="layout" svg:width="1.396cm" svg:height="2.312cm" draw:transform="rotate (-0.432492588644195) translate (10.793cm 1.478cm)">
          <draw:image xlink:href="Pictures/1000000000000100000001A8C9D1E2881D0293A8.jpg" xlink:type="simple" xlink:show="embed" xlink:actuate="onLoad" loext:mime-type="image/jpeg">
            <text:p/>
          </draw:image>
        </draw:frame>
        <draw:frame draw:style-name="gr1" draw:text-style-name="P1" draw:layer="layout" svg:width="4.032cm" svg:height="2.016cm" svg:x="18.54cm" svg:y="10.961cm">
          <draw:image xlink:href="Pictures/100000000000023A0000011D613BA89C610C15C8.jpg" xlink:type="simple" xlink:show="embed" xlink:actuate="onLoad" loext:mime-type="image/jpeg">
            <text:p/>
          </draw:image>
        </draw:frame>
        <draw:frame draw:style-name="gr1" draw:text-style-name="P1" draw:layer="layout" svg:width="6.634cm" svg:height="3.878cm" svg:x="11.546cm" svg:y="10.637cm">
          <draw:image xlink:href="Pictures/100002010000022500000141B21C32E50294AC5D.png" xlink:type="simple" xlink:show="embed" xlink:actuate="onLoad" loext:mime-type="image/png">
            <text:p/>
          </draw:image>
        </draw:frame>
        <draw:frame draw:style-name="gr1" draw:text-style-name="P1" draw:layer="layout" svg:width="8.465cm" svg:height="4.603cm" svg:x="15.544cm" svg:y="1.297cm">
          <draw:image xlink:href="Pictures/1000020100000320000001B31FB739D5CEB3BEC5.png" xlink:type="simple" xlink:show="embed" xlink:actuate="onLoad" loext:mime-type="image/png">
            <text:p/>
          </draw:image>
        </draw:frame>
        <draw:frame draw:style-name="gr1" draw:text-style-name="P1" draw:layer="layout" svg:width="6.236cm" svg:height="3.962cm" svg:x="4.5cm" svg:y="1.296cm">
          <draw:image xlink:href="Pictures/1000000000000313000001F477D24F0999A3DB55.jpg" xlink:type="simple" xlink:show="embed" xlink:actuate="onLoad" loext:mime-type="image/jpeg">
            <text:p/>
          </draw:image>
        </draw:frame>
        <draw:frame draw:style-name="gr1" draw:text-style-name="P1" draw:layer="layout" svg:width="2.021cm" svg:height="3.06cm" svg:x="22.639cm" svg:y="5.258cm">
          <draw:image xlink:href="Pictures/10000201000001D5000002C6114BD20781481CE9.png" xlink:type="simple" xlink:show="embed" xlink:actuate="onLoad" loext:mime-type="image/png">
            <text:p/>
          </draw:image>
        </draw:frame>
        <draw:frame draw:style-name="gr1" draw:text-style-name="P1" draw:layer="layout" svg:width="3.648cm" svg:height="2.597cm" svg:x="0.312cm" svg:y="0.18cm">
          <draw:image xlink:href="Pictures/10000000000003B4000002A34177A04D9AB0BF2F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88cm" svg:height="11.136cm" svg:x="0.599cm" svg:y="2.257cm" draw:page-number="1" presentation:class="page"/>
          <draw:frame presentation:style-name="pr1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Lohit Devanagari1" svg:font-family="'Lohit Devanagari'" style:font-pitch="variable"/>
    <style:font-face style:name="Source Han Sans CN1" svg:font-family="'Source Han Sans CN'" style:font-pitch="variable"/>
    <style:font-face style:name="ARial" svg:font-family="ARial" style:font-family-generic="roma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2" style:font-size-asian="24pt" style:language-asian="en" style:country-asian="US" style:font-name-complex="Arial2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xtfolie-background" style:family="presentation">
      <style:graphic-properties draw:stroke="none" draw:fill="none"/>
    </style:style>
    <style:style style:name="Textfolie-backgroundobjects" style:family="presentation">
      <style:graphic-properties draw:shadow="hidden" draw:shadow-offset-x="0.3cm" draw:shadow-offset-y="0.3cm" draw:shadow-color="#808080"/>
    </style:style>
    <style:style style:name="Textfolie-notes" style:family="presentation">
      <style:graphic-properties draw:stroke="none" draw:fill="none">
        <text:list-style style:name="Text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Textfolie-outline1" style:family="presentation">
      <style:graphic-properties draw:stroke="none" draw:fill="non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5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b500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b500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500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500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500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500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b500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b5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b50000" fo:font-size="45%"/>
          </text:list-level-style-bullet>
        </text:list-style>
      </style:graphic-properties>
      <style:paragraph-properties fo:margin-left="0cm" fo:margin-right="0cm" fo:margin-top="0cm" fo:margin-bottom="0.494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3.8999996185303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text-emphasize="none" style:font-relief="none"/>
    </style:style>
    <style:style style:name="Textfolie-outline2" style:family="presentation" style:parent-style-name="Textfolie-outline1">
      <style:paragraph-properties fo:margin-left="0.296cm" fo:margin-right="0cm" fo:margin-top="0cm" fo:margin-bottom="0.495cm" fo:text-indent="0cm"/>
      <style:text-properties style:font-name="Times New Roman" fo:font-family="'Times New Roman'" style:font-family-generic="roman" style:font-pitch="variable" fo:font-size="21.8999996185303pt" style:font-size-asian="22pt" style:font-size-complex="22pt"/>
    </style:style>
    <style:style style:name="Textfolie-outline3" style:family="presentation" style:parent-style-name="Textfolie-outline2">
      <style:paragraph-properties fo:margin-left="0.296cm" fo:margin-right="0cm" fo:margin-top="0cm" fo:margin-bottom="0.494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Textfolie-outline4" style:family="presentation" style:parent-style-name="Textfolie-outline3">
      <style:paragraph-properties fo:margin-left="0.297cm" fo:margin-right="0cm" fo:margin-top="0cm" fo:margin-bottom="0.494cm" fo:text-indent="0cm"/>
      <style:text-properties style:font-name="Times New Roman" fo:font-family="'Times New Roman'" style:font-family-generic="roman" style:font-pitch="variable" fo:font-size="17.8999996185303pt" style:font-size-asian="18pt" style:font-size-complex="18pt"/>
    </style:style>
    <style:style style:name="Textfolie-outline5" style:family="presentation" style:parent-style-name="Textfolie-outline4">
      <style:paragraph-properties fo:margin-left="0.297cm" fo:margin-right="0cm" fo:margin-top="0cm" fo:margin-bottom="0.494cm" fo:text-indent="0cm"/>
      <style:text-properties style:font-name="Times New Roman" fo:font-family="'Times New Roman'" style:font-family-generic="roman" style:font-pitch="variable" fo:font-size="17.8999996185303pt" style:font-size-asian="18pt" style:font-size-complex="18pt"/>
    </style:style>
    <style:style style:name="Textfolie-outline6" style:family="presentation" style:parent-style-name="Textfolie-outline5">
      <style:paragraph-properties fo:margin-left="0.297cm" fo:margin-right="0cm" fo:margin-top="0cm" fo:margin-bottom="0.494cm" fo:text-indent="0cm"/>
      <style:text-properties style:font-name="Times New Roman" fo:font-family="'Times New Roman'" style:font-family-generic="roman" style:font-pitch="variable" fo:font-size="17.8999996185303pt" style:font-size-asian="18pt" style:font-size-complex="18pt"/>
    </style:style>
    <style:style style:name="Textfolie-outline7" style:family="presentation" style:parent-style-name="Textfolie-outline6">
      <style:paragraph-properties fo:margin-left="0.297cm" fo:margin-right="0cm" fo:margin-top="0cm" fo:margin-bottom="0.494cm" fo:text-indent="0cm"/>
      <style:text-properties style:font-name="Times New Roman" fo:font-family="'Times New Roman'" style:font-family-generic="roman" style:font-pitch="variable" fo:font-size="17.8999996185303pt" style:font-size-asian="18pt" style:font-size-complex="18pt"/>
    </style:style>
    <style:style style:name="Textfolie-outline8" style:family="presentation" style:parent-style-name="Textfolie-outline7">
      <style:paragraph-properties fo:margin-left="0.297cm" fo:margin-right="0cm" fo:margin-top="0cm" fo:margin-bottom="0.494cm" fo:text-indent="0cm"/>
      <style:text-properties style:font-name="Times New Roman" fo:font-family="'Times New Roman'" style:font-family-generic="roman" style:font-pitch="variable" fo:font-size="17.8999996185303pt" style:font-size-asian="18pt" style:font-size-complex="18pt"/>
    </style:style>
    <style:style style:name="Textfolie-outline9" style:family="presentation" style:parent-style-name="Textfolie-outline8">
      <style:paragraph-properties fo:margin-left="0.297cm" fo:margin-right="0cm" fo:margin-top="0cm" fo:margin-bottom="0.494cm" fo:text-indent="0cm"/>
      <style:text-properties style:font-name="Times New Roman" fo:font-family="'Times New Roman'" style:font-family-generic="roman" style:font-pitch="variable" fo:font-size="17.8999996185303pt" style:font-size-asian="18pt" style:font-size-complex="18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title" style:family="presentation">
      <style:graphic-properties draw:stroke="none" draw:fill="none" draw:fill-color="#f57900" draw:fill-image-width="0cm" draw:fill-image-height="0cm" draw:textarea-vertical-align="middle">
        <text:list-style style:name="Tex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style:text-outline="false" style:text-line-through-style="none" style:text-line-through-type="none" style:font-name="Bitstream Vera Sans1" fo:font-family="'Bitstream Vera Sans'" style:font-family-generic="swiss" style:font-pitch="variable" fo:font-size="28pt" fo:font-style="normal" fo:text-shadow="1pt 1pt" style:text-underline-style="none" fo:font-weight="bold" style:font-name-asian="HG Mincho Light J" style:font-family-asian="'HG Mincho Light J'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/>
    </style:style>
    <style:style style:name="Titelfolie_5f_-background" style:display-name="Titelfolie_-background" style:family="presentation">
      <style:graphic-properties draw:stroke="none" draw:fill="none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 style:shrink-to-fit="true">
        <text:list-style style:name="Titelfolie_5f_-outline1" style:display-name="Titelfolie_-outline1">
          <text:list-level-style-bullet text:level="1" text:bullet-char="■">
            <style:list-level-properties text:space-before="0.3cm" text:min-label-width="0.9cm"/>
            <style:text-properties fo:font-family="Arial" style:font-style-name="Regular" style:font-family-generic="swiss" fo:color="#b50000" fo:font-size="72%"/>
          </text:list-level-style-bullet>
          <text:list-level-style-bullet text:level="2" text:bullet-char="■">
            <style:list-level-properties text:space-before="1.5cm" text:min-label-width="0.9cm"/>
            <style:text-properties fo:font-family="Arial" style:font-style-name="Regular" style:font-family-generic="swiss" fo:color="#b50000" fo:font-size="66%"/>
          </text:list-level-style-bullet>
          <text:list-level-style-bullet text:level="3" text:bullet-char="■">
            <style:list-level-properties text:space-before="2.8cm" text:min-label-width="0.8cm"/>
            <style:text-properties fo:font-family="Arial" style:font-style-name="Regular" style:font-family-generic="swiss" fo:color="#b50000" fo:font-size="60%"/>
          </text:list-level-style-bullet>
          <text:list-level-style-bullet text:level="4" text:bullet-char="■">
            <style:list-level-properties text:space-before="4.2cm" text:min-label-width="0.6cm"/>
            <style:text-properties fo:font-family="Arial" style:font-style-name="Regular" style:font-family-generic="swiss" fo:color="#b50000" fo:font-size="53%"/>
          </text:list-level-style-bullet>
          <text:list-level-style-bullet text:level="5" text:bullet-char="■">
            <style:list-level-properties text:space-before="5.4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6" text:bullet-char="■">
            <style:list-level-properties text:space-before="6.6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7" text:bullet-char="■">
            <style:list-level-properties text:space-before="7.8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8" text:bullet-char="■">
            <style:list-level-properties text:space-before="9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9" text:bullet-char="■">
            <style:list-level-properties text:space-before="10.2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10" text:bullet-char="■">
            <style:list-level-properties text:space-before="11.4cm" text:min-label-width="0.6cm"/>
            <style:text-properties fo:font-family="Arial" style:font-style-name="Regular" style:font-family-generic="swiss" fo:color="#b50000" fo:font-size="48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style:text-outline="false" style:text-line-through-style="none" style:text-line-through-type="none" style:font-name="ARial2" fo:font-family="ARial" style:font-family-generic="swiss" fo:font-size="21.8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DejaVu Sans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left="0cm" fo:margin-right="0cm" fo:margin-top="0cm" fo:margin-bottom="0.394cm" fo:text-indent="0cm"/>
      <style:text-properties style:font-name="ARial2" fo:font-family="ARial" style:font-family-generic="swiss" fo:font-size="20pt" style:font-size-asian="20pt" style:font-size-complex="20pt"/>
    </style:style>
    <style:style style:name="Titelfolie_5f_-outline3" style:display-name="Titelfolie_-outline3" style:family="presentation" style:parent-style-name="Titelfolie_5f_-outline2">
      <style:paragraph-properties fo:margin-left="0cm" fo:margin-right="0cm" fo:margin-top="0cm" fo:margin-bottom="0.297cm" fo:text-indent="0cm"/>
      <style:text-properties style:font-name="ARial2" fo:font-family="ARial" style:font-family-generic="swiss" fo:font-size="17.8999996185303pt" style:font-size-asian="18pt" style:font-size-complex="18pt"/>
    </style:style>
    <style:style style:name="Titelfolie_5f_-outline4" style:display-name="Titelfolie_-outline4" style:family="presentation" style:parent-style-name="Titelfolie_5f_-outline3">
      <style:paragraph-properties fo:margin-left="0cm" fo:margin-right="0cm" fo:margin-top="0cm" fo:margin-bottom="0.197cm" fo:text-indent="0cm"/>
      <style:text-properties style:font-name="ARial2" fo:font-family="ARial" style:font-family-generic="swiss" fo:font-size="15.8999996185303pt" style:font-size-asian="16pt" style:font-size-complex="16pt"/>
    </style:style>
    <style:style style:name="Titelfolie_5f_-outline5" style:display-name="Titelfolie_-outline5" style:family="presentation" style:parent-style-name="Titelfolie_5f_-outline4">
      <style:paragraph-properties fo:margin-left="0cm" fo:margin-right="0cm" fo:margin-top="0cm" fo:margin-bottom="0.096cm" fo:text-indent="0cm"/>
      <style:text-properties style:font-name="ARial2" fo:font-family="ARial" style:font-family-generic="swiss" fo:font-size="13.8999996185303pt" style:font-size-asian="14pt" style:font-size-complex="14pt"/>
    </style:style>
    <style:style style:name="Titelfolie_5f_-outline6" style:display-name="Titelfolie_-outline6" style:family="presentation" style:parent-style-name="Titelfolie_5f_-outline5">
      <style:paragraph-properties fo:margin-left="0cm" fo:margin-right="0cm" fo:margin-top="0cm" fo:margin-bottom="0.096cm" fo:text-indent="0cm"/>
      <style:text-properties style:font-name="ARial2" fo:font-family="ARial" style:font-family-generic="swiss" fo:font-size="13.8999996185303pt" style:font-size-asian="14pt" style:font-size-complex="14pt"/>
    </style:style>
    <style:style style:name="Titelfolie_5f_-outline7" style:display-name="Titelfolie_-outline7" style:family="presentation" style:parent-style-name="Titelfolie_5f_-outline6">
      <style:paragraph-properties fo:margin-left="0cm" fo:margin-right="0cm" fo:margin-top="0cm" fo:margin-bottom="0.096cm" fo:text-indent="0cm"/>
      <style:text-properties style:font-name="ARial2" fo:font-family="ARial" style:font-family-generic="swiss" fo:font-size="13.8999996185303pt" style:font-size-asian="14pt" style:font-size-complex="14pt"/>
    </style:style>
    <style:style style:name="Titelfolie_5f_-outline8" style:display-name="Titelfolie_-outline8" style:family="presentation" style:parent-style-name="Titelfolie_5f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horizontal-align="left" draw:textarea-vertical-align="top" draw:auto-grow-height="true" draw:auto-grow-width="false">
        <text:list-style style:name="Titelfolie_5f_-title" style:display-name="Titelfoli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2" fo:font-family="ARial" style:font-family-generic="swiss" fo:font-size="25.8999996185303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6pt" style:font-style-asian="normal" style:font-weight-asian="bold" style:font-name-complex="DejaVu Sans" style:font-family-complex="'DejaVu Sans'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9cm" fo:margin-bottom="0cm" fo:text-indent="0cm"/>
      <style:text-properties fo:font-size="37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4cm" fo:margin-bottom="0cm" fo:text-indent="0cm"/>
      <style:text-properties fo:font-size="31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2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18.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9cm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12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Textfolie-backgroundobjects">
      <style:graphic-properties draw:stroke="none" draw:fill="solid" draw:fill-color="#d9d9d9" draw:textarea-horizontal-align="center" draw:textarea-vertical-align="middle"/>
    </style:style>
    <style:style style:name="Mpr2" style:family="presentation" style:parent-style-name="Textfolie-title">
      <style:graphic-properties draw:fill-color="#ffffff" draw:auto-grow-height="false" fo:min-height="3.507cm"/>
    </style:style>
    <style:style style:name="Mpr3" style:family="presentation" style:parent-style-name="Textfolie-outline1">
      <style:graphic-properties draw:fill-color="#ffffff" draw:auto-grow-height="false" fo:min-height="13.86cm"/>
    </style:style>
    <style:style style:name="Mpr4" style:family="presentation" style:parent-style-name="Text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xt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folie_5f_-backgroundobjects">
      <style:graphic-properties draw:stroke="none" draw:fill="none" draw:fill-color="#ffffff" draw:auto-grow-height="false" fo:min-height="1.449cm"/>
    </style:style>
    <style:style style:name="Mpr7" style:family="presentation" style:parent-style-name="Titelfolie_5f_-backgroundobjects">
      <style:graphic-properties draw:stroke="none" draw:fill-color="#cccccc" draw:textarea-vertical-align="middle" draw:auto-grow-height="false" fo:min-height="0.229cm" fo:min-width="28cm"/>
    </style:style>
    <style:style style:name="Mpr8" style:family="presentation" style:parent-style-name="Titelfolie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folie_5f_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loext:graphic-properties draw:fill-color="#ffffff"/>
      <style:paragraph-properties fo:margin-left="1.2cm" fo:margin-right="0cm" fo:text-indent="0cm"/>
    </style:style>
    <style:style style:name="MP18" style:family="paragraph">
      <style:paragraph-properties fo:text-align="end"/>
      <style:text-properties fo:font-size="17.8999996185303pt"/>
    </style:style>
    <style:style style:name="MP19" style:family="paragraph">
      <loext:graphic-properties draw:fill="none" draw:fill-color="#ffffff"/>
      <style:paragraph-properties fo:text-align="end"/>
      <style:text-properties fo:font-size="17.8999996185303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text-properties fo:font-size="14pt" style:font-size-asian="14pt" style:font-size-complex="14pt"/>
    </style:style>
    <style:style style:name="MP23" style:family="paragraph">
      <style:paragraph-properties fo:text-align="center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5" style:family="paragraph">
      <style:paragraph-properties fo:text-align="end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MP29" style:family="paragraph">
      <loext:graphic-properties draw:fill-color="#cccccc"/>
      <style:paragraph-properties fo:text-align="center"/>
    </style:style>
    <style:style style:name="MP3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MT3" style:family="text">
      <style:text-properties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a6a6a6" style:text-line-through-style="none" style:text-line-through-type="none" style:font-name="Arial Narrow" fo:font-size="6pt" fo:letter-spacing="normal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1cm" svg:height="4.962cm" svg:x="1.528cm" svg:y="2.049cm"/>
      <draw:page-thumbnail draw:layer="backgroundobjects" svg:width="7.51cm" svg:height="4.962cm" svg:x="1.528cm" svg:y="8.012cm"/>
      <draw:page-thumbnail draw:layer="backgroundobjects" svg:width="7.51cm" svg:height="4.962cm" svg:x="1.528cm" svg:y="13.975cm"/>
      <draw:page-thumbnail draw:layer="backgroundobjects" svg:width="7.51cm" svg:height="4.962cm" svg:x="11.095cm" svg:y="2.049cm"/>
      <draw:page-thumbnail draw:layer="backgroundobjects" svg:width="7.51cm" svg:height="4.962cm" svg:x="11.095cm" svg:y="8.012cm"/>
      <draw:page-thumbnail draw:layer="backgroundobjects" svg:width="7.51cm" svg:height="4.962cm" svg:x="11.095cm" svg:y="13.975cm"/>
      <draw:page-thumbnail draw:layer="backgroundobjects" svg:width="7.51cm" svg:height="4.962cm" svg:x="20.662cm" svg:y="2.049cm"/>
      <draw:page-thumbnail draw:layer="backgroundobjects" svg:width="7.51cm" svg:height="4.962cm" svg:x="20.662cm" svg:y="8.012cm"/>
      <draw:page-thumbnail draw:layer="backgroundobjects" svg:width="7.51cm" svg:height="4.962cm" svg:x="20.662cm" svg:y="13.975cm"/>
    </style:handout-master>
    <style:master-page style:name="Textfolie" style:page-layout-name="PM1" draw:style-name="Mdp1">
      <office:forms form:automatic-focus="false" form:apply-design-mode="false"/>
      <draw:rect presentation:style-name="Mpr1" draw:text-style-name="MP5" draw:layer="backgroundobjects" svg:width="28cm" svg:height="0.28cm" svg:x="0cm" svg:y="20.777cm">
        <text:p/>
      </draw:rect>
      <draw:frame presentation:style-name="Mpr2" draw:text-style-name="MP7" draw:layer="backgroundobjects" svg:width="26.5cm" svg:height="2.506cm" svg:x="0.6cm" svg:y="-0.104cm" presentation:class="title">
        <draw:text-box>
          <text:p text:style-name="MP6">Titel einer Folie</text:p>
        </draw:text-box>
      </draw:frame>
      <draw:frame presentation:style-name="Mpr3" draw:text-style-name="MP17" draw:layer="backgroundobjects" svg:width="26.78cm" svg:height="17.46cm" svg:x="0.72cm" svg:y="2.697cm" presentation:class="outline">
        <draw:text-box>
          <text:list text:style-name="ML2">
            <text:list-item>
              <text:p text:style-name="MP8">Ebene 1</text:p>
              <text:list>
                <text:list-item>
                  <text:p text:style-name="MP9">Ebene 2</text:p>
                  <text:list>
                    <text:list-item>
                      <text:p text:style-name="MP10">Ebene 3</text:p>
                      <text:list>
                        <text:list-item>
                          <text:p text:style-name="MP11">Ebene 4</text:p>
                          <text:list>
                            <text:list-item>
                              <text:p text:style-name="MP12">Ebene 5</text:p>
                              <text:list>
                                <text:list-item>
                                  <text:p text:style-name="MP13">Ebene 6</text:p>
                                  <text:list>
                                    <text:list-item>
                                      <text:p text:style-name="MP14">Ebene 7</text:p>
                                      <text:list>
                                        <text:list-item>
                                          <text:p text:style-name="MP15">Ebene 8</text:p>
                                          <text:list>
                                            <text:list-item>
                                              <text:p text:style-name="MP16">Ebene 9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19" draw:layer="backgroundobjects" svg:width="9.5cm" svg:height="0.94cm" svg:x="18.4cm" svg:y="20.097cm">
        <draw:text-box>
          <text:p text:style-name="MP18"><text:span text:style-name="MT2">Folie </text:span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extfolie-title" draw:layer="backgroundobjects" svg:width="14.848cm" svg:height="11.135cm" svg:x="3.07cm" svg:y="2.257cm" presentation:class="page"/>
        <draw:frame presentation:style-name="Textfoli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office:forms form:automatic-focus="false" form:apply-design-mode="false"/>
      <draw:g>
        <draw:frame draw:name="Bild 16" draw:style-name="Mgr4" draw:text-style-name="MP20" draw:layer="backgroundobjects" svg:width="28cm" svg:height="4.518cm" svg:x="0cm" svg:y="16.48cm">
          <draw:image xlink:href="Pictures/10000000000006DA00000175B3E25E874B6FDEC7.jpg" xlink:type="simple" xlink:show="embed" xlink:actuate="onLoad" loext:mime-type="image/jpeg">
            <text:p/>
          </draw:image>
        </draw:frame>
        <draw:frame draw:name="Bild 16" draw:style-name="Mgr5" draw:text-style-name="MP20" draw:layer="backgroundobjects" svg:width="28cm" svg:height="0.183cm" svg:x="0cm" svg:y="16.308cm">
          <draw:image xlink:href="Pictures/100000F200007411000005A6EE5ADEC4E30AB108.wmf" xlink:type="simple" xlink:show="embed" xlink:actuate="onLoad" loext:mime-type="image/x-wmf">
            <text:p/>
          </draw:image>
          <draw:image xlink:href="Pictures/100002010000046300000037EF75A705F3CDC6CD.png" xlink:type="simple" xlink:show="embed" xlink:actuate="onLoad" loext:mime-type="image/png"/>
        </draw:frame>
      </draw:g>
      <draw:frame presentation:style-name="Titelfolie_5f_-title" draw:layer="backgroundobjects" svg:width="25.71cm" svg:height="2.72cm" svg:x="1.23cm" svg:y="0.937cm" presentation:class="title" presentation:placeholder="true">
        <draw:text-box/>
      </draw:frame>
      <draw:frame presentation:style-name="Titelfolie_5f_-outline1" draw:layer="backgroundobjects" svg:width="24.64cm" svg:height="7.96cm" svg:x="1.23cm" svg:y="8.267cm" presentation:class="outline" presentation:placeholder="true">
        <draw:text-box/>
      </draw:frame>
      <draw:frame presentation:style-name="Mpr6" draw:text-style-name="MP22" draw:layer="backgroundobjects" svg:width="6.523cm" svg:height="1.448cm" svg:x="1.4cm" svg:y="19.13cm" presentation:class="date-time">
        <draw:text-box>
          <text:p text:style-name="MP21"><text:span text:style-name="MT1"><presentation:date-time/></text:span></text:p>
        </draw:text-box>
      </draw:frame>
      <draw:frame presentation:style-name="Mpr6" draw:text-style-name="MP24" draw:layer="backgroundobjects" svg:width="8.875cm" svg:height="1.448cm" svg:x="9.576cm" svg:y="19.13cm" presentation:class="footer">
        <draw:text-box>
          <text:p text:style-name="MP23"><text:span text:style-name="MT1"><presentation:footer/></text:span></text:p>
        </draw:text-box>
      </draw:frame>
      <draw:frame presentation:style-name="Mpr6" draw:text-style-name="MP26" draw:layer="backgroundobjects" svg:width="6.523cm" svg:height="1.448cm" svg:x="20.076cm" svg:y="19.13cm" presentation:class="page-number">
        <draw:text-box>
          <text:p text:style-name="MP25"><text:span text:style-name="MT1"><text:page-number>&lt;number&gt;</text:page-number></text:span></text:p>
        </draw:text-box>
      </draw:frame>
      <draw:g>
        <draw:frame draw:name="Picture 13" draw:style-name="Mgr6" draw:text-style-name="MP20" draw:layer="backgroundobjects" svg:width="2.864cm" svg:height="1.379cm" svg:x="23.581cm" svg:y="0.419cm">
          <draw:image xlink:href="Pictures/10000000000000F800000077F3E9966423F6AC84.jpg" xlink:type="simple" xlink:show="embed" xlink:actuate="onLoad" loext:mime-type="image/jpeg">
            <text:p/>
          </draw:image>
        </draw:frame>
        <draw:custom-shape draw:name="Textfeld 1" draw:style-name="Mgr7" draw:text-style-name="MP28" draw:layer="backgroundobjects" svg:width="3.82cm" svg:height="0.503cm" svg:x="24.563cm" svg:y="1.69cm">
          <text:p text:style-name="MP27"><text:span text:style-name="MT4">Wirtschaftsinformati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presentation:style-name="Mpr7" draw:text-style-name="MP29" draw:layer="backgroundobjects" svg:width="28cm" svg:height="0.229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Titelfolie_5f_-title" draw:layer="backgroundobjects" svg:width="14.848cm" svg:height="11.136cm" svg:x="3.07cm" svg:y="2.257cm" presentation:class="page"/>
        <draw:frame presentation:style-name="Titelfolie_5f_-notes" draw:layer="backgroundobjects" svg:width="16.79cm" svg:height="13.364cm" svg:x="2.098cm" svg:y="14.107cm" presentation:class="notes" presentation:placeholder="true">
          <draw:text-box/>
        </draw:frame>
        <draw:frame presentation:style-name="Mpr8" draw:text-style-name="MP22" draw:layer="backgroundobjects" svg:width="9.108cm" svg:height="1.484cm" svg:x="0cm" svg:y="0cm" presentation:class="header">
          <draw:text-box>
            <text:p text:style-name="MP21"><text:span text:style-name="MT1"><presentation:header/></text:span></text:p>
          </draw:text-box>
        </draw:frame>
        <draw:frame presentation:style-name="Mpr8" draw:text-style-name="MP26" draw:layer="backgroundobjects" svg:width="9.108cm" svg:height="1.484cm" svg:x="11.88cm" svg:y="0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9" draw:text-style-name="MP22" draw:layer="backgroundobjects" svg:width="9.108cm" svg:height="1.484cm" svg:x="0cm" svg:y="28.216cm" presentation:class="footer">
          <draw:text-box>
            <text:p text:style-name="MP21"><text:span text:style-name="MT1"><presentation:footer/></text:span></text:p>
          </draw:text-box>
        </draw:frame>
        <draw:frame presentation:style-name="Mpr9" draw:text-style-name="MP26" draw:layer="backgroundobjects" svg:width="9.108cm" svg:height="1.484cm" svg:x="11.88cm" svg:y="28.216cm" presentation:class="page-number">
          <draw:text-box>
            <text:p text:style-name="MP25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3cm" presentation:class="title" presentation:placeholder="true">
        <draw:text-box/>
      </draw:frame>
      <draw:frame draw:style-name="Mgr8" draw:text-style-name="MP30" draw:layer="backgroundobjects" svg:width="25.199cm" svg:height="12.179cm" svg:x="1.4cm" svg:y="4.91cm">
        <draw:text-box>
          <text:p/>
        </draw:text-box>
      </draw:frame>
      <draw:frame presentation:style-name="Mpr10" draw:text-style-name="MP22" draw:layer="backgroundobjects" svg:width="6.523cm" svg:height="1.447cm" svg:x="1.4cm" svg:y="19.127cm" presentation:class="date-time">
        <draw:text-box>
          <text:p text:style-name="MP21"><text:span text:style-name="MT1"><presentation:date-time/></text:span></text:p>
        </draw:text-box>
      </draw:frame>
      <draw:frame presentation:style-name="Mpr10" draw:text-style-name="MP24" draw:layer="backgroundobjects" svg:width="8.875cm" svg:height="1.447cm" svg:x="9.576cm" svg:y="19.127cm" presentation:class="footer">
        <draw:text-box>
          <text:p text:style-name="MP23"><text:span text:style-name="MT1"><presentation:footer/></text:span></text:p>
        </draw:text-box>
      </draw:frame>
      <draw:frame presentation:style-name="Mpr10" draw:text-style-name="MP26" draw:layer="backgroundobjects" svg:width="6.523cm" svg:height="1.447cm" svg:x="20.076cm" svg:y="19.127cm" presentation:class="page-number">
        <draw:text-box>
          <text:p text:style-name="MP25"><text:span text:style-name="MT1"><text:page-number>&lt;number&gt;</text:page-number></text:span></text:p>
        </draw:text-box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9.788cm" svg:height="11.136cm" svg:x="0.599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22" draw:layer="backgroundobjects" svg:width="9.108cm" svg:height="1.484cm" svg:x="0cm" svg:y="0cm" presentation:class="header">
          <draw:text-box>
            <text:p text:style-name="MP21"><text:span text:style-name="MT1"><presentation:header/></text:span></text:p>
          </draw:text-box>
        </draw:frame>
        <draw:frame presentation:style-name="Mpr11" draw:text-style-name="MP26" draw:layer="backgroundobjects" svg:width="9.108cm" svg:height="1.484cm" svg:x="11.879cm" svg:y="0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12" draw:text-style-name="MP22" draw:layer="backgroundobjects" svg:width="9.108cm" svg:height="1.484cm" svg:x="0cm" svg:y="28.215cm" presentation:class="footer">
          <draw:text-box>
            <text:p text:style-name="MP21"><text:span text:style-name="MT1"><presentation:footer/></text:span></text:p>
          </draw:text-box>
        </draw:frame>
        <draw:frame presentation:style-name="Mpr12" draw:text-style-name="MP26" draw:layer="backgroundobjects" svg:width="9.108cm" svg:height="1.484cm" svg:x="11.879cm" svg:y="28.215cm" presentation:class="page-number">
          <draw:text-box>
            <text:p text:style-name="MP2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6.2$Linux_X86_64 LibreOffice_project/20$Build-2</meta:generator>
    <meta:creation-date>2009-10-14T20:41:59</meta:creation-date>
    <dc:language>fi-FI</dc:language>
    <meta:editing-cycles>1675</meta:editing-cycles>
    <meta:editing-duration>P8DT23H4M25S</meta:editing-duration>
    <meta:initial-creator>Dennis Schulmeister</meta:initial-creator>
    <dc:date>2019-09-01T20:41:16.632137935</dc:date>
    <dc:creator>Dennis Schulmeister-Zimolong</dc:creator>
    <meta:document-statistic meta:object-count="7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0/share/template/en-US/presnt/Orange.otp"/>
  </office:meta>
</office:document-meta>
</file>